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ANILLAS HUACHUA, GRODVER MAN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ANILLAS HUACHUA, GRODVER MAN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1917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BANILLAS FLORES, VI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2252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01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